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42cm" svg:height="3.296cm" draw:transform="skewX (0.00872664625997165) translate (8.458cm 1.1cm)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5.2cm" svg:height="3.1cm" svg:x="8.1cm" svg:y="25.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8.8cm" svg:height="3.2cm" svg:x="6.5cm" svg:y="6.3cm">
          <text:p text:style-name="P1">Input length </text:p>
          <text:p text:style-name="P1">Input width</text:p>
          <text:p text:style-name="P1">Input bor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1.15cm" svg:y1="4.396cm" svg:x2="10.9cm" svg:y2="6.3cm" draw:start-shape="id1" draw:start-glue-point="6" draw:end-shape="id2" draw:end-glue-point="5" svg:d="M11150 4396v953h-250v951" svg:viewBox="0 0 251 1905">
          <text:p/>
        </draw:connector>
        <draw:custom-shape draw:style-name="gr1" draw:text-style-name="P1" xml:id="id3" draw:id="id3" draw:layer="layout" svg:width="7.7cm" svg:height="4cm" svg:x="6.9cm" svg:y="11.7cm">
          <text:p text:style-name="P1">Area ←length * <text:s/>width</text:p>
          <text:p text:style-name="P1">New area ← area - bor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9cm" svg:y1="9.5cm" svg:x2="10.75cm" svg:y2="11.7cm" draw:start-shape="id2" draw:start-glue-point="8" draw:end-shape="id3" draw:end-glue-point="4" svg:d="M10900 9500v1101h-150v1099" svg:viewBox="0 0 151 2201">
          <text:p/>
        </draw:connector>
        <draw:custom-shape draw:style-name="gr1" draw:text-style-name="P1" xml:id="id4" draw:id="id4" draw:layer="layout" svg:width="8.5cm" svg:height="4.5cm" svg:x="6.2cm" svg:y="18.7cm">
          <text:p text:style-name="P1">Cost ← area *1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45cm" svg:y1="23.2cm" svg:x2="10.7cm" svg:y2="25.9cm" draw:start-shape="id4" draw:start-glue-point="6" draw:end-shape="id5" draw:end-glue-point="4" svg:d="M10450 23200v1351h250v1349" svg:viewBox="0 0 251 2701">
          <text:p/>
        </draw:connector>
        <draw:connector draw:style-name="gr2" draw:text-style-name="P1" draw:layer="layout" svg:x1="10.75cm" svg:y1="15.7cm" svg:x2="10.45cm" svg:y2="18.7cm" draw:start-shape="id3" draw:start-glue-point="6" draw:end-shape="id4" draw:end-glue-point="4" svg:d="M10750 15700v1501h-300v1499" svg:viewBox="0 0 3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0:14:58</meta:creation-date>
    <dc:date>2014-09-16T11:12:20.650000000</dc:date>
    <meta:editing-duration>PT12M2S</meta:editing-duration>
    <meta:editing-cycles>1</meta:editing-cycles>
    <meta:document-statistic meta:object-count="9"/>
    <meta:generator>LibreOffice/4.2.5.2$Windows_x86 LibreOffice_project/61cb170a04bb1f12e77c884eab9192be736ec5f5</meta:generator>
  </office:meta>
</office:document-meta>
</file>